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a50" officeooo:paragraph-rsid="00109a50"/>
    </style:style>
    <style:style style:name="P2" style:family="paragraph" style:parent-style-name="Standard">
      <style:text-properties officeooo:rsid="0014e09f" officeooo:paragraph-rsid="0014e09f"/>
    </style:style>
    <style:style style:name="P3" style:family="paragraph" style:parent-style-name="Standard">
      <style:text-properties officeooo:rsid="001786f2" officeooo:paragraph-rsid="001786f2"/>
    </style:style>
    <style:style style:name="P4" style:family="paragraph" style:parent-style-name="Standard">
      <style:text-properties officeooo:rsid="0017e664" officeooo:paragraph-rsid="0017e664"/>
    </style:style>
    <style:style style:name="P5" style:family="paragraph" style:parent-style-name="Standard">
      <style:text-properties officeooo:rsid="0019169f" officeooo:paragraph-rsid="001916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omectric security. </text:p>
      <text:p text:style-name="P1">Token security, something you have.</text:p>
      <text:p text:style-name="P1">Password. Something you know.</text:p>
      <text:p text:style-name="P1"/>
      <text:p text:style-name="P2">A loopback interface,</text:p>
      <text:p text:style-name="P2">Which is called a virtual interface.</text:p>
      <text:p text:style-name="P3"><text:a xlink:type="simple" xlink:href="mailto:this@gmail.com" text:style-name="Internet_20_link" text:visited-style-name="Visited_20_Internet_20_Link">this@gmail.com</text:a></text:p>
      <text:p text:style-name="P3">123456Ab!</text:p>
      <text:p text:style-name="P4">Validation through api, it requires an api to be running, ergo, we have to download postman or use the website.</text:p>
      <text:p text:style-name="P5">API runs on the clou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53:46.766135980</meta:creation-date>
    <dc:date>2022-05-14T08:04:26.838315265</dc:date>
    <meta:editing-duration>P1DT20H5M1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9" meta:word-count="47" meta:character-count="298" meta:non-whitespace-character-count="259"/>
  </office:meta>
</office:document-meta>
</file>